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26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82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198cm"/>
    </style:style>
    <style:style style:name="co11" style:family="table-column">
      <style:table-column-properties fo:break-before="auto" style:column-width="4.882cm"/>
    </style:style>
    <style:style style:name="co12" style:family="table-column">
      <style:table-column-properties fo:break-before="auto" style:column-width="5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3"/>
    <style:style style:name="ce9" style:family="table-cell" style:parent-style-name="Default" style:data-style-name="N81"/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6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none" fo:border-left="0.74pt solid #000000" fo:border-right="none" fo:border-top="0.74pt solid #000000"/>
    </style:style>
    <style:style style:name="ce19" style:family="table-cell" style:parent-style-name="Default" style:data-style-name="N4">
      <style:table-cell-properties fo:border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17"/>
    <style:style style:name="ce25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"/>
    <style:style style:name="ce29" style:family="table-cell" style:parent-style-name="Default" style:data-style-name="N120"/>
    <style:style style:name="ce30" style:family="table-cell" style:parent-style-name="Default" style:data-style-name="N81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order-bottom="0.74pt solid #000000" fo:border-left="none" fo:border-right="0.74pt solid #000000" fo:border-top="none"/>
    </style:style>
    <style:style style:name="ce65" style:family="table-cell" style:parent-style-name="Default">
      <style:table-cell-properties fo:border-bottom="none" fo:border-left="0.74pt solid #000000" fo:border-right="0.74pt solid #000000" fo:border-top="none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68" style:family="table-cell" style:parent-style-name="Default" style:data-style-name="N4">
      <style:table-cell-properties fo:border-bottom="none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Link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ce26"/>
        <table:table-column table:style-name="co3" table:number-columns-repeated="4" table:default-cell-style-name="Default"/>
        <table:table-row table:style-name="ro1">
          <table:table-cell/>
          <table:table-cell table:style-name="ce6" office:value-type="string" calcext:value-type="string">
            <text:p>Following the example in the SME-SMAD, pg 480</text:p>
          </table:table-cell>
          <table:table-cell table:number-columns-repeated="5"/>
          <table:table-cell office:value-type="string" calcext:value-type="string">
            <text:p>BASED ON COMMLINKS COURSE PACK II.3 TABLE A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Jimmy Vaughan</text:p>
          </table:table-cell>
          <table:table-cell table:number-columns-repeated="5"/>
          <table:table-cell office:value-type="string" calcext:value-type="string">
            <text:p>Max_Bandwidth</text:p>
          </table:table-cell>
          <table:table-cell table:style-name="ce9" office:value-type="float" office:value="50000000" calcext:value-type="float">
            <text:p>5.00E+07</text:p>
          </table:table-cell>
          <table:table-cell office:value-type="string" calcext:value-type="string">
            <text:p>50 MH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ing off what’s defined in the slides <text:span text:style-name="T1">only</text:span></text:p>
          </table:table-cell>
          <table:table-cell table:number-columns-repeated="4"/>
          <table:table-cell office:value-type="string" calcext:value-type="string">
            <text:p>DL</text:p>
          </table:table-cell>
          <table:table-cell office:value-type="string" calcext:value-type="string">
            <text:p>Center Frequency</text:p>
          </table:table-cell>
          <table:table-cell table:style-name="ce24" table:formula="of:=(7300000000+7250000000)/2" office:value-type="float" office:value="7275000000" calcext:value-type="float">
            <text:p>7.275E+09</text:p>
          </table:table-cell>
          <table:table-cell office:value-type="string" calcext:value-type="string">
            <text:p>7.275 GHz</text:p>
          </table:table-cell>
          <table:table-cell office:value-type="string" calcext:value-type="string">
            <text:p>lambda</text:p>
          </table:table-cell>
          <table:table-cell table:formula="of:=[.K12]/[.I3]" office:value-type="float" office:value="0.0412085852920962" calcext:value-type="float">
            <text:p>0.04120858529209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Center Frequency</text:p>
          </table:table-cell>
          <table:table-cell table:style-name="ce9" office:value-type="float" office:value="8000000000" calcext:value-type="float">
            <text:p>8.00E+09</text:p>
          </table:table-cell>
          <table:table-cell office:value-type="string" calcext:value-type="string">
            <text:p>8 GHz</text:p>
          </table:table-cell>
          <table:table-cell office:value-type="string" calcext:value-type="string">
            <text:p>lambda</text:p>
          </table:table-cell>
          <table:table-cell table:formula="of:=[.K12]/[.I4]" office:value-type="float" office:value="0.03747405725" calcext:value-type="float">
            <text:p>0.037474057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BER</text:p>
          </table:table-cell>
          <table:table-cell table:style-name="ce9" office:value-type="float" office:value="0.0001" calcext:value-type="float">
            <text:p>1.00E-04</text:p>
          </table:table-cell>
          <table:table-cell office:value-type="string" calcext:value-type="string">
            <text:p>“10e-5”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BER</text:p>
          </table:table-cell>
          <table:table-cell table:style-name="ce9" office:value-type="float" office:value="0.000001" calcext:value-type="float">
            <text:p>1.00E-06</text:p>
          </table:table-cell>
          <table:table-cell office:value-type="string" calcext:value-type="string">
            <text:p>“10e-7”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R</text:p>
          </table:table-cell>
          <table:table-cell table:style-name="ce25" office:value-type="float" office:value="19880389.5432288" calcext:value-type="float">
            <text:p>1.99E+07</text:p>
          </table:table-cell>
          <table:table-cell office:value-type="string" calcext:value-type="string">
            <text:p>bp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R</text:p>
          </table:table-cell>
          <table:table-cell table:style-name="ce9" office:value-type="float" office:value="2500" calcext:value-type="float">
            <text:p>2.50E+03</text:p>
          </table:table-cell>
          <table:table-cell office:value-type="string" calcext:value-type="string">
            <text:p>bp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epsilon</text:p>
          </table:table-cell>
          <table:table-cell table:style-name="ce9" office:value-type="float" office:value="1" calcext:value-type="float">
            <text:p>1.00E+0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L</text:p>
          </table:table-cell>
          <table:table-cell office:value-type="string" calcext:value-type="string">
            <text:p>epsilon</text:p>
          </table:table-cell>
          <table:table-cell table:style-name="ce9" office:value-type="float" office:value="0.25" calcext:value-type="float">
            <text:p>2.50E-0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assum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wnlink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[C/N]achieved = [Pt] + [Gt] + 2[lambda/(4pi d)] – [k] – [B] + [G/T]</text:p>
          </table:table-cell>
          <table:table-cell table:number-columns-repeated="6"/>
          <table:table-cell table:style-name="Default"/>
          <table:table-cell table:style-name="ce26" office:value-type="string" calcext:value-type="string">
            <text:p>c</text:p>
          </table:table-cell>
          <table:table-cell table:style-name="ce26" office:value-type="float" office:value="299792458" calcext:value-type="float">
            <text:p>299792458</text:p>
          </table:table-cell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k</text:p>
          </table:table-cell>
          <table:table-cell table:style-name="ce30" office:value-type="float" office:value="1.380649E-023" calcext:value-type="float">
            <text:p>1.38E-23</text:p>
          </table:table-cell>
          <table:table-cell office:value-type="string" calcext:value-type="string">
            <text:p>J/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L</text:p>
          </table:table-cell>
          <table:table-cell office:value-type="string" calcext:value-type="string">
            <text:p>BW</text:p>
          </table:table-cell>
          <table:table-cell table:style-name="ce25" office:value-type="float" office:value="11928233.7259373" calcext:value-type="float">
            <text:p>1.19E+07</text:p>
          </table:table-cell>
          <table:table-cell table:style-name="ce26" office:value-type="string" calcext:value-type="string">
            <text:p>11.928 MHz</text:p>
          </table:table-cell>
          <table:table-cell table:style-name="ce30" office:value-type="string" calcext:value-type="string">
            <text:p>jupyt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P</text:p>
          </table:table-cell>
          <table:table-cell office:value-type="string" calcext:value-type="string">
            <text:p>BW</text:p>
          </table:table-cell>
          <table:table-cell table:style-name="Default"/>
          <table:table-cell table:style-name="ce26"/>
          <table:table-cell table:style-name="ce30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style-name="ce25" office:value-type="float" office:value="40588246.261129" calcext:value-type="float">
            <text:p>4.06E+07</text:p>
          </table:table-cell>
          <table:table-cell table:style-name="ce26" office:value-type="string" calcext:value-type="string">
            <text:p>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1" office:value-type="string" calcext:value-type="string">
            <text:p>Down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string" calcext:value-type="string">
            <text:p>Unit</text:p>
          </table:table-cell>
          <table:table-cell table:style-name="ce15" office:value-type="string" calcext:value-type="string">
            <text:p>Logarithmic</text:p>
          </table:table-cell>
          <table:table-cell table:style-name="ce7" office:value-type="string" calcext:value-type="string">
            <text:p>Unit</text:p>
          </table:table-cell>
          <table:table-cell table:style-name="ce20" office:value-type="string" calcext:value-type="string">
            <text:p>Comment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_t=eta_t * (pi * D_t * lambda)^2</text:p>
          </table:table-cell>
          <table:table-cell table:formula="of:=[.J18]*([.J19]*[.J20]/[.J23])^2" office:value-type="float" office:value="726.497874210534" calcext:value-type="float">
            <text:p>726.49787421053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_t</text:p>
          </table:table-cell>
          <table:table-cell table:style-name="ce8" office:value-type="float" office:value="100" calcext:value-type="float">
            <text:p>100</text:p>
          </table:table-cell>
          <table:table-cell table:style-name="ce13" office:value-type="string" calcext:value-type="string">
            <text:p>W</text:p>
          </table:table-cell>
          <table:table-cell table:style-name="ce16" table:formula="of:=10*LOG10([.B18])" office:value-type="float" office:value="20" calcext:value-type="float">
            <text:p>20.00</text:p>
          </table:table-cell>
          <table:table-cell table:style-name="ce13" office:value-type="string" calcext:value-type="string">
            <text:p>dBW</text:p>
          </table:table-cell>
          <table:table-cell table:style-name="ce20" office:value-type="string" calcext:value-type="string">
            <text:p>150 of 170 power</text:p>
          </table:table-cell>
          <table:table-cell table:number-columns-repeated="2"/>
          <table:table-cell office:value-type="string" calcext:value-type="string">
            <text:p>eta_t</text:p>
          </table:table-cell>
          <table:table-cell table:style-name="ce28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_t</text:p>
          </table:table-cell>
          <table:table-cell table:style-name="ce8" table:formula="of:=[.J17]" office:value-type="float" office:value="726.497874210534" calcext:value-type="float">
            <text:p>726</text:p>
          </table:table-cell>
          <table:table-cell table:style-name="ce13"/>
          <table:table-cell table:style-name="ce16" table:formula="of:=10*LOG10([.B19])" office:value-type="float" office:value="28.6123434785636" calcext:value-type="float">
            <text:p>28.61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0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style-name="ce10" table:formula="of:=PI()" office:value-type="float" office:value="3.14159265358979" calcext:value-type="float">
            <text:p>3.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ath</text:p>
          </table:table-cell>
          <table:table-cell table:style-name="ce9" table:formula="of:=[.J25]" office:value-type="float" office:value="6.52762367788056E-021" calcext:value-type="float">
            <text:p>6.53E-21</text:p>
          </table:table-cell>
          <table:table-cell table:style-name="ce13"/>
          <table:table-cell table:style-name="ce16" table:formula="of:=10*LOG10([.B20])" office:value-type="float" office:value="-201.852448909164" calcext:value-type="float">
            <text:p>-201.85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1</text:p>
          </table:table-cell>
          <table:table-cell table:number-columns-repeated="2"/>
          <table:table-cell office:value-type="string" calcext:value-type="string">
            <text:p>D_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_point</text:p>
          </table:table-cell>
          <table:table-cell table:style-name="ce9"/>
          <table:table-cell table:style-name="ce13"/>
          <table:table-cell table:style-name="ce16" table:formula="of:=[.J61]" office:value-type="float" office:value="0.360536936466874" calcext:value-type="float">
            <text:p>0.36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30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L_atmosphere</text:p>
          </table:table-cell>
          <table:table-cell table:style-name="ce9"/>
          <table:table-cell table:style-name="ce13"/>
          <table:table-cell table:style-name="ce16" office:value-type="float" office:value="10" calcext:value-type="float">
            <text:p>10.00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assume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9" table:formula="of:=[.K13]" office:value-type="float" office:value="1.380649E-023" calcext:value-type="float">
            <text:p>1.38E-23</text:p>
          </table:table-cell>
          <table:table-cell table:style-name="ce13" office:value-type="string" calcext:value-type="string">
            <text:p>J/K</text:p>
          </table:table-cell>
          <table:table-cell table:style-name="ce16" table:formula="of:=10*LOG10([.B23])" office:value-type="float" office:value="-228.599167173218" calcext:value-type="float">
            <text:p>-228.60</text:p>
          </table:table-cell>
          <table:table-cell table:style-name="ce13" office:value-type="string" calcext:value-type="string">
            <text:p>dBJ/K</text:p>
          </table:table-cell>
          <table:table-cell table:style-name="ce20"/>
          <table:table-cell table:number-columns-repeated="2"/>
          <table:table-cell office:value-type="string" calcext:value-type="string">
            <text:p>lambda</text:p>
          </table:table-cell>
          <table:table-cell table:style-name="ce29" table:formula="of:=[.L3]" office:value-type="float" office:value="0.0412085852920962" calcext:value-type="float">
            <text:p>0.041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8" table:formula="of:=[.I14]" office:value-type="float" office:value="11928233.7259373" calcext:value-type="float">
            <text:p>11,928,234</text:p>
          </table:table-cell>
          <table:table-cell table:style-name="ce13" office:value-type="string" calcext:value-type="string">
            <text:p>Hz</text:p>
          </table:table-cell>
          <table:table-cell table:style-name="ce16" table:formula="of:=10*LOG10([.B24])" office:value-type="float" office:value="70.765761402446" calcext:value-type="float">
            <text:p>70.77</text:p>
          </table:table-cell>
          <table:table-cell table:style-name="ce13" office:value-type="string" calcext:value-type="string">
            <text:p>dB-Hz</text:p>
          </table:table-cell>
          <table:table-cell table:style-name="ce20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G/T</text:p>
          </table:table-cell>
          <table:table-cell table:style-name="ce10" table:formula="of:=10^([.D25]/10)" office:value-type="float" office:value="49375.0697463339" calcext:value-type="float">
            <text:p>49,375.07</text:p>
          </table:table-cell>
          <table:table-cell table:style-name="ce13"/>
          <table:table-cell table:style-name="ce17" office:value-type="float" office:value="46.9350772211151" calcext:value-type="float">
            <text:p>46.9350772211151</text:p>
          </table:table-cell>
          <table:table-cell table:style-name="ce13" office:value-type="string" calcext:value-type="string">
            <text:p>dB/K</text:p>
          </table:table-cell>
          <table:table-cell table:style-name="ce20"/>
          <table:table-cell/>
          <table:table-cell office:value-type="float" office:value="101" calcext:value-type="float">
            <text:p>101</text:p>
          </table:table-cell>
          <table:table-cell table:style-name="ce27" office:value-type="string" calcext:value-type="string">
            <text:p>(lambda/4pid)^2</text:p>
          </table:table-cell>
          <table:table-cell table:formula="of:=([.J26]/(4 * [.J27]*[.J28]))^2" office:value-type="float" office:value="6.52762367788056E-021" calcext:value-type="float">
            <text:p>6.52762367788056E-2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/N_achieved</text:p>
          </table:table-cell>
          <table:table-cell table:style-name="ce11"/>
          <table:table-cell table:style-name="ce14"/>
          <table:table-cell table:style-name="ce18" table:formula="of:=[.D18]+[.D19]+[.D20]-[.D23]-[.D24]+[.D25]-[.D21]-[.D22]" office:value-type="float" office:value="41.1678406248195" calcext:value-type="float">
            <text:p>41.17</text:p>
          </table:table-cell>
          <table:table-cell table:style-name="ce14" office:value-type="string" calcext:value-type="string">
            <text:p>dB</text:p>
          </table:table-cell>
          <table:table-cell table:style-name="ce20"/>
          <table:table-cell table:number-columns-repeated="2"/>
          <table:table-cell office:value-type="string" calcext:value-type="string">
            <text:p>lambda</text:p>
          </table:table-cell>
          <table:table-cell table:formula="of:=[.L3]" office:value-type="float" office:value="0.0412085852920962" calcext:value-type="float">
            <text:p>0.041208585292096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/N_required</text:p>
          </table:table-cell>
          <table:table-cell table:style-name="ce10" table:formula="of:=[.J30]" office:value-type="float" office:value="14.1953219856937" calcext:value-type="float">
            <text:p>14.20</text:p>
          </table:table-cell>
          <table:table-cell table:style-name="ce13"/>
          <table:table-cell table:style-name="ce16" table:formula="of:=10*LOG10([.B27])" office:value-type="float" office:value="11.5214524786745" calcext:value-type="float">
            <text:p>11.52</text:p>
          </table:table-cell>
          <table:table-cell table:style-name="ce13" office:value-type="string" calcext:value-type="string">
            <text:p>dB</text:p>
          </table:table-cell>
          <table:table-cell table:style-name="ce20" office:value-type="string" calcext:value-type="string">
            <text:p>Eq 102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gin</text:p>
          </table:table-cell>
          <table:table-cell table:style-name="ce10" table:formula="of:=10^([.D28]/10)" office:value-type="float" office:value="921.804480287496" calcext:value-type="float">
            <text:p>921.80</text:p>
          </table:table-cell>
          <table:table-cell table:style-name="ce13"/>
          <table:table-cell table:style-name="ce16" table:formula="of:=[.D26]-[.D27]" office:value-type="float" office:value="29.646388146145" calcext:value-type="float">
            <text:p>29.65</text:p>
          </table:table-cell>
          <table:table-cell table:style-name="ce13" office:value-type="string" calcext:value-type="string">
            <text:p>dB</text:p>
          </table:table-cell>
          <table:table-cell table:style-name="ce20"/>
          <table:table-cell table:number-columns-repeated="2"/>
          <table:table-cell office:value-type="string" calcext:value-type="string">
            <text:p>d</text:p>
          </table:table-cell>
          <table:table-cell table:style-name="ce9" table:formula="of:=[.I16]" office:value-type="float" office:value="40588246.261129" calcext:value-type="float">
            <text:p>4.06E+0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10"/>
          <table:table-cell table:style-name="ce13"/>
          <table:table-cell table:style-name="ce16"/>
          <table:table-cell table:style-name="ce13"/>
          <table:table-cell table:style-name="ce20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/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R/B * ln(1/2BER)</text:p>
          </table:table-cell>
          <table:table-cell table:formula="of:=[.J31]/[.J32]*LN(1/(2*[.J33]))" office:value-type="float" office:value="14.1953219856937" calcext:value-type="float">
            <text:p>14.195321985693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[.I7]" office:value-type="float" office:value="19880389.5432288" calcext:value-type="float">
            <text:p>1.99E+0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B</text:p>
          </table:table-cell>
          <table:table-cell table:style-name="ce8" table:formula="of:=[.B24]" office:value-type="float" office:value="11928233.7259373" calcext:value-type="float">
            <text:p>11,928,23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office:value-type="string" calcext:value-type="string">
            <text:p>[C/N]achieved = [Pt] + [Gt] + [Gr] + 2[lambda/(4pi d)] – [k] – [B] – [T]</text:p>
          </table:table-cell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office:value-type="string" calcext:value-type="string">
            <text:p>BER</text:p>
          </table:table-cell>
          <table:table-cell table:style-name="ce9" table:formula="of:=[.I5]" office:value-type="float" office:value="0.0001" calcext:value-type="float">
            <text:p>1.00E-04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3"/>
          <table:table-cell table:style-name="ce19"/>
          <table:table-cell table:style-name="ce13"/>
          <table:table-cell table:style-name="ce2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Up</text:p>
          </table:table-cell>
          <table:table-cell table:style-name="ce7" office:value-type="string" calcext:value-type="string">
            <text:p>Linear</text:p>
          </table:table-cell>
          <table:table-cell table:style-name="ce7" office:value-type="string" calcext:value-type="string">
            <text:p>Unit</text:p>
          </table:table-cell>
          <table:table-cell table:style-name="ce15" office:value-type="string" calcext:value-type="string">
            <text:p>Logarithmic</text:p>
          </table:table-cell>
          <table:table-cell table:style-name="ce1" office:value-type="string" calcext:value-type="string">
            <text:p>Unit</text:p>
          </table:table-cell>
          <table:table-cell table:style-name="ce7" office:value-type="string" calcext:value-type="string">
            <text:p>Comment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P_t</text:p>
          </table:table-cell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W</text:p>
          </table:table-cell>
          <table:table-cell table:style-name="ce16" table:formula="of:=10*LOG10([.B36])" office:value-type="float" office:value="23.0102999566398" calcext:value-type="float">
            <text:p>23.01</text:p>
          </table:table-cell>
          <table:table-cell table:style-name="ce21" office:value-type="string" calcext:value-type="string">
            <text:p>dBW</text:p>
          </table:table-cell>
          <table:table-cell office:value-type="string" calcext:value-type="string">
            <text:p>Assumed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G_t=eta_t * (pi * D_t * lambda)^2</text:p>
          </table:table-cell>
          <table:table-cell table:formula="of:=[.J37]*([.J38]*[.J41]/[.J42])^2" office:value-type="float" office:value="593874.97133656" calcext:value-type="float">
            <text:p>593874.9713365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_t</text:p>
          </table:table-cell>
          <table:table-cell table:style-name="ce10" table:formula="of:=[.J36]" office:value-type="float" office:value="593874.97133656" calcext:value-type="float">
            <text:p>593,874.97</text:p>
          </table:table-cell>
          <table:table-cell table:style-name="ce13"/>
          <table:table-cell table:style-name="ce16" table:formula="of:=10*LOG10([.B37])" office:value-type="float" office:value="57.7369502246599" calcext:value-type="float">
            <text:p>57.74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200</text:p>
          </table:table-cell>
          <table:table-cell table:number-columns-repeated="2"/>
          <table:table-cell office:value-type="string" calcext:value-type="string">
            <text:p>eta_t</text:p>
          </table:table-cell>
          <table:table-cell table:style-name="ce28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ath</text:p>
          </table:table-cell>
          <table:table-cell table:style-name="ce9" table:formula="of:=[.J65]" office:value-type="float" office:value="5.39810254557231E-021" calcext:value-type="float">
            <text:p>5.40E-21</text:p>
          </table:table-cell>
          <table:table-cell table:style-name="ce13"/>
          <table:table-cell table:style-name="ce16" table:formula="of:=10*LOG10([.B38])" office:value-type="float" office:value="-202.677588695844" calcext:value-type="float">
            <text:p>-202.68</text:p>
          </table:table-cell>
          <table:table-cell table:style-name="ce21" table:formula="of:=[.E20]" office:value-type="string" office:string-value="dB" calcext:value-type="string">
            <text:p>dB</text:p>
          </table:table-cell>
          <table:table-cell office:value-type="string" calcext:value-type="string">
            <text:p>Eq 203</text:p>
          </table:table-cell>
          <table:table-cell table:number-columns-repeated="2"/>
          <table:table-cell office:value-type="string" calcext:value-type="string">
            <text:p>pi</text:p>
          </table:table-cell>
          <table:table-cell table:style-name="ce10" table:formula="of:=PI()" office:value-type="float" office:value="3.14159265358979" calcext:value-type="float">
            <text:p>3.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_point</text:p>
          </table:table-cell>
          <table:table-cell table:style-name="ce9"/>
          <table:table-cell table:style-name="ce13"/>
          <table:table-cell table:style-name="ce16" table:formula="of:=[.J62]" office:value-type="float" office:value="18.4200352136877" calcext:value-type="float">
            <text:p>18.42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303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>
            <text:p>L_atmosphere</text:p>
          </table:table-cell>
          <table:table-cell table:style-name="ce9"/>
          <table:table-cell table:style-name="ce13"/>
          <table:table-cell table:style-name="ce16" office:value-type="float" office:value="10" calcext:value-type="float">
            <text:p>10.00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assumed</text:p>
          </table:table-cell>
          <table:table-cell table:number-columns-repeated="3"/>
          <table:table-cell table:style-name="ce10"/>
          <table:table-cell table:number-columns-repeated="3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9" table:formula="of:=[.B23]" office:value-type="float" office:value="1.380649E-023" calcext:value-type="float">
            <text:p>1.38E-23</text:p>
          </table:table-cell>
          <table:table-cell table:style-name="ce13" office:value-type="string" calcext:value-type="string">
            <text:p>J/K</text:p>
          </table:table-cell>
          <table:table-cell table:style-name="ce16" table:formula="of:=10*LOG10([.B41])" office:value-type="float" office:value="-228.599167173218" calcext:value-type="float">
            <text:p>-228.60</text:p>
          </table:table-cell>
          <table:table-cell table:style-name="ce13" office:value-type="string" calcext:value-type="string">
            <text:p>dBJ/K</text:p>
          </table:table-cell>
          <table:table-cell table:style-name="ce20"/>
          <table:table-cell table:number-columns-repeated="2"/>
          <table:table-cell office:value-type="string" calcext:value-type="string">
            <text:p>D_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9" table:formula="of:=[.J45]" office:value-type="float" office:value="5015.625" calcext:value-type="float">
            <text:p>5.02E+03</text:p>
          </table:table-cell>
          <table:table-cell table:style-name="ce13" office:value-type="string" calcext:value-type="string">
            <text:p>Hz</text:p>
          </table:table-cell>
          <table:table-cell table:style-name="ce16" table:formula="of:=10*LOG10([.B42])" office:value-type="float" office:value="37.0032505842099" calcext:value-type="float">
            <text:p>37.00</text:p>
          </table:table-cell>
          <table:table-cell table:style-name="ce21" office:value-type="string" calcext:value-type="string">
            <text:p>dB-Hz</text:p>
          </table:table-cell>
          <table:table-cell office:value-type="string" calcext:value-type="string">
            <text:p>Eq 201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table:style-name="ce29" table:formula="of:=[.L4]" office:value-type="float" office:value="0.03747405725" calcext:value-type="float">
            <text:p>0.037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_r</text:p>
          </table:table-cell>
          <table:table-cell/>
          <table:table-cell table:style-name="ce13"/>
          <table:table-cell table:style-name="ce16" table:formula="of:=[.D19]" office:value-type="float" office:value="28.6123434785636" calcext:value-type="float">
            <text:p>28.61</text:p>
          </table:table-cell>
          <table:table-cell table:style-name="ce21" table:formula="of:=[.E19]" office:value-type="string" office:string-value="dB" calcext:value-type="string">
            <text:p>dB</text:p>
          </table:table-cell>
          <table:table-cell table:formula="of:=[.F19]" office:value-type="string" office:string-value="Eq 100" calcext:value-type="string">
            <text:p>Eq 100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K</text:p>
          </table:table-cell>
          <table:table-cell table:style-name="ce16" table:formula="of:=10*LOG10([.B44])" office:value-type="float" office:value="14.3136376415899" calcext:value-type="float">
            <text:p>14.31</text:p>
          </table:table-cell>
          <table:table-cell table:style-name="ce21" office:value-type="string" calcext:value-type="string">
            <text:p>dB-K</text:p>
          </table:table-cell>
          <table:table-cell office:value-type="string" calcext:value-type="string">
            <text:p>Assume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/N_achieved</text:p>
          </table:table-cell>
          <table:table-cell table:style-name="ce12"/>
          <table:table-cell table:style-name="ce14"/>
          <table:table-cell table:style-name="ce18" table:formula="of:=[.D36]+[.D37]+[.D43]+[.D38]-[.D41]-[.D42]-[.D44]-[.D39]-[.D40]" office:value-type="float" office:value="55.5442486977497" calcext:value-type="float">
            <text:p>55.54</text:p>
          </table:table-cell>
          <table:table-cell table:style-name="ce22" office:value-type="string" calcext:value-type="string">
            <text:p>dB</text:p>
          </table:table-cell>
          <table:table-cell table:style-name="ce12"/>
          <table:table-cell/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B = 2R(1+beta)</text:p>
          </table:table-cell>
          <table:table-cell table:formula="of:=2*[.J46]*(1+[.J47])" office:value-type="float" office:value="5015.625" calcext:value-type="float">
            <text:p>5015.625</text:p>
          </table:table-cell>
          <table:table-cell office:value-type="string" calcext:value-type="string">
            <text:p>BFS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/N_required</text:p>
          </table:table-cell>
          <table:table-cell table:style-name="ce10" table:formula="of:=[.J52]" office:value-type="float" office:value="6.5407418703573" calcext:value-type="float">
            <text:p>6.54</text:p>
          </table:table-cell>
          <table:table-cell table:style-name="ce13"/>
          <table:table-cell table:style-name="ce16" table:formula="of:=10*LOG10([.B46])" office:value-type="float" office:value="8.15627010087247" calcext:value-type="float">
            <text:p>8.16</text:p>
          </table:table-cell>
          <table:table-cell table:style-name="ce21" office:value-type="string" calcext:value-type="string">
            <text:p>dB</text:p>
          </table:table-cell>
          <table:table-cell office:value-type="string" calcext:value-type="string">
            <text:p>Eq 202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style-name="ce9" table:formula="of:=[.I8]" office:value-type="float" office:value="2500" calcext:value-type="float">
            <text:p>2.50E+0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rgin</text:p>
          </table:table-cell>
          <table:table-cell table:number-columns-repeated="2"/>
          <table:table-cell table:style-name="ce16" table:formula="of:=[.D45]-[.D46]" office:value-type="float" office:value="47.3879785968772" calcext:value-type="float">
            <text:p>47.39</text:p>
          </table:table-cell>
          <table:table-cell table:style-name="ce21" office:value-type="string" calcext:value-type="string">
            <text:p>dB</text:p>
          </table:table-cell>
          <table:table-cell table:number-columns-repeated="3"/>
          <table:table-cell table:style-name="Default" office:value-type="string" calcext:value-type="string">
            <text:p>Beta = delta f / f_mod</text:p>
          </table:table-cell>
          <table:table-cell table:formula="of:=[.J49]/[.J48]" office:value-type="float" office:value="0.003125" calcext:value-type="float">
            <text:p>0.003125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2"/>
          <table:table-cell table:style-name="ce20"/>
          <table:table-cell table:style-name="ce5"/>
          <table:table-cell table:number-columns-repeated="3"/>
          <table:table-cell office:value-type="string" calcext:value-type="string">
            <text:p>f_mod</text:p>
          </table:table-cell>
          <table:table-cell table:style-name="ce9" table:formula="of:=[.I4]" office:value-type="float" office:value="8000000000" calcext:value-type="float">
            <text:p>8.00E+09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Default" office:value-type="string" calcext:value-type="string">
            <text:p>delta f = 1/2(f1-f0)</text:p>
          </table:table-cell>
          <table:table-cell table:formula="of:=[.I2]/2" office:value-type="float" office:value="25000000" calcext:value-type="float">
            <text:p>25000000</text:p>
          </table:table-cell>
          <table:table-cell office:value-type="string" calcext:value-type="string">
            <text:p>half max bw?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R/B * ln(1/2BER)</text:p>
          </table:table-cell>
          <table:table-cell table:formula="of:=[.J53]/[.J54]*LN(1/(2*[.J55]))" office:value-type="float" office:value="6.5407418703573" calcext:value-type="float">
            <text:p>6.540741870357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R</text:p>
          </table:table-cell>
          <table:table-cell table:style-name="ce9" table:formula="of:=[.I8]" office:value-type="float" office:value="2500" calcext:value-type="float">
            <text:p>2.50E+0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table:style-name="ce8" table:formula="of:=[.B42]" office:value-type="float" office:value="5015.625" calcext:value-type="float">
            <text:p>5,01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BER</text:p>
          </table:table-cell>
          <table:table-cell table:style-name="ce9" table:formula="of:=[.I6]" office:value-type="float" office:value="0.000001" calcext:value-type="float">
            <text:p>1.00E-0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ore losses pls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theta_3dB=70deg*lambda/D</text:p>
          </table:table-cell>
          <table:table-cell table:formula="of:=70*[.L3]/[.J20]" office:value-type="float" office:value="5.76920194089347" calcext:value-type="float">
            <text:p>5.76920194089347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1" calcext:value-type="float">
            <text:p>301</text:p>
          </table:table-cell>
          <table:table-cell table:style-name="Default"/>
          <table:table-cell table:formula="of:=[.L4]/[.J41]*70" office:value-type="float" office:value="0.201783385192308" calcext:value-type="float">
            <text:p>0.201783385192308</text:p>
          </table:table-cell>
          <table:table-cell office:value-type="string" calcext:value-type="string">
            <text:p>UL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[L_point]=12(epsilon/theta_3dB)^2</text:p>
          </table:table-cell>
          <table:table-cell table:formula="of:=12*([.I9]/[.J58])^2" office:value-type="float" office:value="0.360536936466874" calcext:value-type="float">
            <text:p>0.360536936466874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3" calcext:value-type="float">
            <text:p>303</text:p>
          </table:table-cell>
          <table:table-cell table:style-name="Default"/>
          <table:table-cell table:formula="of:=12*([.I10]/[.J59])^2" office:value-type="float" office:value="18.4200352136877" calcext:value-type="float">
            <text:p>18.4200352136877</text:p>
          </table:table-cell>
          <table:table-cell office:value-type="string" calcext:value-type="string">
            <text:p>UL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office:value-type="float" office:value="203" calcext:value-type="float">
            <text:p>203</text:p>
          </table:table-cell>
          <table:table-cell table:style-name="ce27" office:value-type="string" calcext:value-type="string">
            <text:p>(lambda/4pid)^2</text:p>
          </table:table-cell>
          <table:table-cell table:formula="of:=([.J66]/(4 * [.J67]*[.J68]))^2" office:value-type="float" office:value="5.39810254557231E-021" calcext:value-type="float">
            <text:p>5.39810254557231E-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ambda</text:p>
          </table:table-cell>
          <table:table-cell table:formula="of:=[.L4]" office:value-type="float" office:value="0.03747405725" calcext:value-type="float">
            <text:p>0.0374740572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d</text:p>
          </table:table-cell>
          <table:table-cell table:style-name="ce9" table:formula="of:=[.I16]" office:value-type="float" office:value="40588246.261129" calcext:value-type="float">
            <text:p>4.06E+0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</table:table>
      <table:table table:name="PropulsionBudget" table:style-name="ta1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opulsion Budg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immy Vaugha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deal rocket equ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lta V = I_sp * g_0 * ln(m_i/m_f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m_i=m_f+m_p [kg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_0=9.8m/s^2</text:p>
          </table:table-cell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_sp [s]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60" office:value-type="string" calcext:value-type="string">
            <text:p>Stage/Location</text:p>
          </table:table-cell>
          <table:table-cell table:style-name="ce60" office:value-type="string" calcext:value-type="string">
            <text:p>Manoeuvre</text:p>
          </table:table-cell>
          <table:table-cell table:style-name="ce61" office:value-type="string" calcext:value-type="string">
            <text:p>Remaining Fuel</text:p>
          </table:table-cell>
          <table:table-cell table:style-name="ce60" office:value-type="string" calcext:value-type="string">
            <text:p>Non-propellant Mass</text:p>
          </table:table-cell>
          <table:table-cell table:style-name="ce60" office:value-type="string" calcext:value-type="string">
            <text:p>Total Mass</text:p>
          </table:table-cell>
          <table:table-cell table:style-name="ce61" office:value-type="string" calcext:value-type="string">
            <text:p>Delta V</text:p>
          </table:table-cell>
          <table:table-cell table:style-name="ce61" office:value-type="string" calcext:value-type="string">
            <text:p>Expended Propellant Mass</text:p>
          </table:table-cell>
          <table:table-cell table:style-name="ce61" office:value-type="string" calcext:value-type="string">
            <text:p>I_sp</text:p>
          </table:table-cell>
          <table:table-cell table:style-name="ce63"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GTO</text:p>
          </table:table-cell>
          <table:table-cell table:style-name="ce5"/>
          <table:table-cell table:style-name="ce10" table:formula="of:=[.G18]" office:value-type="string" office:string-value="" calcext:value-type="error">
            <text:p>Err:523</text:p>
          </table:table-cell>
          <table:table-cell table:style-name="ce5"/>
          <table:table-cell table:style-name="ce62" table:formula="of:=SUM([.C12:.D12])" office:value-type="string" office:string-value="" calcext:value-type="error">
            <text:p>Err:523</text:p>
          </table:table-cell>
          <table:table-cell/>
          <table:table-cell table:style-name="ce10"/>
          <table:table-cell/>
          <table:table-cell table:style-name="ce20"/>
          <table:table-cell office:value-type="string" calcext:value-type="string">
            <text:p>liquid rockets to get to GEO</text:p>
          </table:table-cell>
        </table:table-row>
        <table:table-row table:style-name="ro1">
          <table:table-cell table:style-name="ce5" table:number-columns-repeated="2"/>
          <table:table-cell table:style-name="ce10" table:formula="of:=[.C12]-[.G13]" office:value-type="string" office:string-value="" calcext:value-type="error">
            <text:p>Err:523</text:p>
          </table:table-cell>
          <table:table-cell table:style-name="ce5"/>
          <table:table-cell table:style-name="ce62" table:formula="of:=SUM([.C13:.D13])" office:value-type="string" office:string-value="" calcext:value-type="error">
            <text:p>Err:523</text:p>
          </table:table-cell>
          <table:table-cell/>
          <table:table-cell table:style-name="ce10"/>
          <table:table-cell/>
          <table:table-cell table:style-name="ce20"/>
          <table:table-cell/>
        </table:table-row>
        <table:table-row table:style-name="ro1">
          <table:table-cell table:style-name="ce5" table:number-columns-repeated="2"/>
          <table:table-cell table:style-name="ce10" table:formula="of:=[.C13]-[.G14]" office:value-type="string" office:string-value="" calcext:value-type="error">
            <text:p>Err:523</text:p>
          </table:table-cell>
          <table:table-cell table:style-name="ce5"/>
          <table:table-cell table:style-name="ce62" table:formula="of:=SUM([.C14:.D14])" office:value-type="string" office:string-value="" calcext:value-type="error">
            <text:p>Err:523</text:p>
          </table:table-cell>
          <table:table-cell/>
          <table:table-cell table:style-name="ce10"/>
          <table:table-cell/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GTO to GEO</text:p>
          </table:table-cell>
          <table:table-cell table:style-name="ce5" office:value-type="string" calcext:value-type="string">
            <text:p>Yep</text:p>
          </table:table-cell>
          <table:table-cell table:style-name="ce10" table:formula="of:=[.C14]-[.G15]" office:value-type="string" office:string-value="" calcext:value-type="error">
            <text:p>Err:523</text:p>
          </table:table-cell>
          <table:table-cell table:style-name="ce5" office:value-type="float" office:value="700" calcext:value-type="float">
            <text:p>700</text:p>
          </table:table-cell>
          <table:table-cell table:style-name="ce62" table:formula="of:=SUM([.C15:.D15])" office:value-type="string" office:string-value="" calcext:value-type="error">
            <text:p>Err:523</text:p>
          </table:table-cell>
          <table:table-cell office:value-type="float" office:value="3525.3" calcext:value-type="float">
            <text:p>3525.3</text:p>
          </table:table-cell>
          <table:table-cell table:style-name="ce10" table:formula="of:=[.E15]*EXP([.F15]/([.H15]*[.$D$7]))-[.E15]" office:value-type="string" office:string-value="" calcext:value-type="error">
            <table:detective>
              <table:highlighted-range table:cell-range-address="PropulsionBudget.E15:PropulsionBudget.E15" table:direction="from-same-table" table:contains-error="true"/>
              <table:highlighted-range table:cell-range-address="PropulsionBudget.F15:PropulsionBudget.F15" table:direction="from-same-table"/>
              <table:highlighted-range table:cell-range-address="PropulsionBudget.H15:PropulsionBudget.H15" table:direction="from-same-table"/>
              <table:highlighted-range table:cell-range-address="PropulsionBudget.D7:PropulsionBudget.D7" table:direction="from-same-table"/>
              <table:operation table:name="trace-precedents" table:index="0"/>
            </table:detective>
            <text:p>Err:523</text:p>
          </table:table-cell>
          <table:table-cell office:value-type="float" office:value="455" calcext:value-type="float">
            <text:p>455</text:p>
          </table:table-cell>
          <table:table-cell table:style-name="ce20" office:value-type="string" calcext:value-type="string">
            <text:p>plane change + apogee kick</text:p>
          </table:table-cell>
          <table:table-cell office:value-type="string" calcext:value-type="string">
            <text:p>LO2/LH2</text:p>
          </table:table-cell>
        </table:table-row>
        <table:table-row table:style-name="ro1">
          <table:table-cell table:style-name="ce5" office:value-type="string" calcext:value-type="string">
            <text:p>In orbit</text:p>
          </table:table-cell>
          <table:table-cell table:style-name="ce5" office:value-type="string" calcext:value-type="string">
            <text:p>StnKeeping</text:p>
          </table:table-cell>
          <table:table-cell table:style-name="ce10" table:formula="of:=[.C15]-[.G16]" office:value-type="string" office:string-value="" calcext:value-type="error">
            <text:p>Err:523</text:p>
          </table:table-cell>
          <table:table-cell table:style-name="ce5" office:value-type="float" office:value="625" calcext:value-type="float">
            <text:p>625</text:p>
          </table:table-cell>
          <table:table-cell table:style-name="ce62" table:formula="of:=SUM([.C16:.D16])" office:value-type="string" office:string-value="" calcext:value-type="error">
            <text:p>Err:523</text:p>
          </table:table-cell>
          <table:table-cell office:value-type="float" office:value="48" calcext:value-type="float">
            <text:p>48</text:p>
          </table:table-cell>
          <table:table-cell table:style-name="ce10" table:formula="of:=[.E16]*EXP([.F16]/([.H16]*[.$D$7]))-[.E16]" office:value-type="string" office:string-value="" calcext:value-type="error">
            <text:p>Err:523</text:p>
          </table:table-cell>
          <table:table-cell office:value-type="float" office:value="220" calcext:value-type="float">
            <text:p>220</text:p>
          </table:table-cell>
          <table:table-cell table:style-name="ce20" office:value-type="string" calcext:value-type="string">
            <text:p>N2H4</text:p>
          </table:table-cell>
          <table:table-cell office:value-type="string" calcext:value-type="string">
            <text:p>actually monopropellant seems better for this, given coldgas low Isp…want to use cold-gas cause simple and relatively compact for stnkeeping, ion not viable given current power budget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style-name="ce65" office:value-type="string" calcext:value-type="string">
            <text:p>Decomm.</text:p>
          </table:table-cell>
          <table:table-cell table:style-name="ce10" table:formula="of:=[.G18]*0.03" office:value-type="string" office:string-value="" calcext:value-type="error">
            <text:p>Err:523</text:p>
          </table:table-cell>
          <table:table-cell office:value-type="float" office:value="625" calcext:value-type="float">
            <text:p>625</text:p>
          </table:table-cell>
          <table:table-cell table:style-name="ce68" table:formula="of:=SUM([.C17:.D17])" office:value-type="string" office:string-value="" calcext:value-type="error">
            <text:p>Err:523</text:p>
          </table:table-cell>
          <table:table-cell office:value-type="float" office:value="18" calcext:value-type="float">
            <text:p>18</text:p>
          </table:table-cell>
          <table:table-cell table:style-name="ce10" table:formula="of:=[.E17]*EXP([.F17]/([.H17]*[.$D$7]))-[.E17]" office:value-type="string" office:string-value="" calcext:value-type="error">
            <text:p>Err:523</text:p>
          </table:table-cell>
          <table:table-cell office:value-type="float" office:value="250" calcext:value-type="float">
            <text:p>250</text:p>
          </table:table-cell>
          <table:table-cell table:style-name="ce20" office:value-type="string" calcext:value-type="string">
            <text:p>solid</text:p>
          </table:table-cell>
          <table:table-cell office:value-type="string" calcext:value-type="string">
            <text:p>solid since no need for throttling/reignition</text:p>
          </table:table-cell>
        </table:table-row>
        <table:table-row table:style-name="ro1">
          <table:table-cell table:style-name="ce12" office:value-type="string" calcext:value-type="string">
            <text:p>Totals</text:p>
          </table:table-cell>
          <table:table-cell table:style-name="ce12" table:number-columns-repeated="4"/>
          <table:table-cell table:style-name="ce12" table:formula="of:=SUM([.F12:.F17])" office:value-type="float" office:value="3591.3" calcext:value-type="float">
            <text:p>3591.3</text:p>
          </table:table-cell>
          <table:table-cell table:style-name="ce11" table:formula="of:=SUM([.G12:.G17])" office:value-type="string" office:string-value="" calcext:value-type="error">
            <text:p>Err:523</text:p>
          </table:table-cell>
          <table:table-cell table:style-name="ce12" table:number-columns-repeated="2"/>
          <table:table-cell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60" office:value-type="string" calcext:value-type="string">
            <text:p>Stage/Location</text:p>
          </table:table-cell>
          <table:table-cell table:style-name="ce60" office:value-type="string" calcext:value-type="string">
            <text:p>Manoeuvre</text:p>
          </table:table-cell>
          <table:table-cell table:style-name="ce61" office:value-type="string" calcext:value-type="string">
            <text:p>Remaining Fuel</text:p>
          </table:table-cell>
          <table:table-cell table:style-name="ce60" office:value-type="string" calcext:value-type="string">
            <text:p>Non-propellant Mass</text:p>
          </table:table-cell>
          <table:table-cell table:style-name="ce60" office:value-type="string" calcext:value-type="string">
            <text:p>Total Mass</text:p>
          </table:table-cell>
          <table:table-cell table:style-name="ce61" office:value-type="string" calcext:value-type="string">
            <text:p>Delta V</text:p>
          </table:table-cell>
          <table:table-cell table:style-name="ce61" office:value-type="string" calcext:value-type="string">
            <text:p>Expended Propellant Mass</text:p>
          </table:table-cell>
          <table:table-cell table:style-name="ce61" office:value-type="string" calcext:value-type="string">
            <text:p>I_sp</text:p>
          </table:table-cell>
          <table:table-cell table:style-name="ce63" office:value-type="string" calcext:value-type="string">
            <text:p>Notes</text:p>
          </table:table-cell>
          <table:table-cell/>
        </table:table-row>
        <table:table-row table:style-name="ro1">
          <table:table-cell table:style-name="ce5" office:value-type="string" calcext:value-type="string">
            <text:p>GTO</text:p>
          </table:table-cell>
          <table:table-cell table:style-name="ce5"/>
          <table:table-cell office:value-type="float" office:value="884.729457012787" calcext:value-type="float">
            <text:p>884.729457012787</text:p>
          </table:table-cell>
          <table:table-cell/>
          <table:table-cell office:value-type="float" office:value="884.729457012787" calcext:value-type="float">
            <text:p>884.729457012787</text:p>
          </table:table-cell>
          <table:table-cell table:number-columns-repeated="3"/>
          <table:table-cell table:style-name="ce20"/>
          <table:table-cell office:value-type="string" calcext:value-type="string">
            <text:p>liquid rockets to get to GEO</text:p>
          </table:table-cell>
        </table:table-row>
        <table:table-row table:style-name="ro1">
          <table:table-cell table:style-name="ce5" table:number-columns-repeated="2"/>
          <table:table-cell office:value-type="float" office:value="884.729457012787" calcext:value-type="float">
            <text:p>884.729457012787</text:p>
          </table:table-cell>
          <table:table-cell/>
          <table:table-cell office:value-type="float" office:value="884.729457012787" calcext:value-type="float">
            <text:p>884.729457012787</text:p>
          </table:table-cell>
          <table:table-cell table:number-columns-repeated="3"/>
          <table:table-cell table:style-name="ce20"/>
          <table:table-cell/>
        </table:table-row>
        <table:table-row table:style-name="ro1">
          <table:table-cell table:style-name="ce5" table:number-columns-repeated="2"/>
          <table:table-cell office:value-type="float" office:value="884.729457012787" calcext:value-type="float">
            <text:p>884.729457012787</text:p>
          </table:table-cell>
          <table:table-cell/>
          <table:table-cell office:value-type="float" office:value="884.729457012787" calcext:value-type="float">
            <text:p>884.729457012787</text:p>
          </table:table-cell>
          <table:table-cell table:number-columns-repeated="3"/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GTO to GEO</text:p>
          </table:table-cell>
          <table:table-cell table:style-name="ce5" office:value-type="string" calcext:value-type="string">
            <text:p>Yep</text:p>
          </table:table-cell>
          <table:table-cell office:value-type="float" office:value="18.7874591873064" calcext:value-type="float">
            <text:p>18.7874591873064</text:p>
          </table:table-cell>
          <table:table-cell office:value-type="float" office:value="700" calcext:value-type="float">
            <text:p>700</text:p>
          </table:table-cell>
          <table:table-cell office:value-type="float" office:value="718.787459187306" calcext:value-type="float">
            <text:p>718.787459187306</text:p>
          </table:table-cell>
          <table:table-cell office:value-type="float" office:value="3525.3" calcext:value-type="float">
            <text:p>3525.3</text:p>
          </table:table-cell>
          <table:table-cell office:value-type="float" office:value="865.941997825481" calcext:value-type="float">
            <text:p>865.941997825481</text:p>
          </table:table-cell>
          <table:table-cell office:value-type="float" office:value="455" calcext:value-type="float">
            <text:p>455</text:p>
          </table:table-cell>
          <table:table-cell table:style-name="ce20" office:value-type="string" calcext:value-type="string">
            <text:p>plane change + apogee kick</text:p>
          </table:table-cell>
          <table:table-cell office:value-type="string" calcext:value-type="string">
            <text:p>LO2/LH2</text:p>
          </table:table-cell>
        </table:table-row>
        <table:table-row table:style-name="ro1">
          <table:table-cell table:style-name="ce5" office:value-type="string" calcext:value-type="string">
            <text:p>In orbit</text:p>
          </table:table-cell>
          <table:table-cell table:style-name="ce5" office:value-type="string" calcext:value-type="string">
            <text:p>StnKeeping</text:p>
          </table:table-cell>
          <table:table-cell office:value-type="float" office:value="4.61290150237699" calcext:value-type="float">
            <text:p>4.61290150237699</text:p>
          </table:table-cell>
          <table:table-cell office:value-type="float" office:value="625" calcext:value-type="float">
            <text:p>625</text:p>
          </table:table-cell>
          <table:table-cell office:value-type="float" office:value="629.612901502377" calcext:value-type="float">
            <text:p>629.612901502377</text:p>
          </table:table-cell>
          <table:table-cell office:value-type="float" office:value="48" calcext:value-type="float">
            <text:p>48</text:p>
          </table:table-cell>
          <table:table-cell office:value-type="float" office:value="14.1745576849294" calcext:value-type="float">
            <text:p>14.1745576849294</text:p>
          </table:table-cell>
          <table:table-cell office:value-type="float" office:value="220" calcext:value-type="float">
            <text:p>220</text:p>
          </table:table-cell>
          <table:table-cell table:style-name="ce20" office:value-type="string" calcext:value-type="string">
            <text:p>N2H4</text:p>
          </table:table-cell>
          <table:table-cell office:value-type="string" calcext:value-type="string">
            <text:p>actually monopropellant seems better for this, given coldgas low Isp…want to use cold-gas cause simple and relatively compact for stnkeeping, ion not viable given current power budget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style-name="ce65" office:value-type="string" calcext:value-type="string">
            <text:p>Decomm.</text:p>
          </table:table-cell>
          <table:table-cell office:value-type="float" office:value="0.563522406330033" calcext:value-type="float">
            <text:p>0.563522406330033</text:p>
          </table:table-cell>
          <table:table-cell office:value-type="float" office:value="625" calcext:value-type="float">
            <text:p>625</text:p>
          </table:table-cell>
          <table:table-cell office:value-type="float" office:value="625.56352240633" calcext:value-type="float">
            <text:p>625.56352240633</text:p>
          </table:table-cell>
          <table:table-cell office:value-type="float" office:value="18" calcext:value-type="float">
            <text:p>18</text:p>
          </table:table-cell>
          <table:table-cell office:value-type="float" office:value="4.61290150237699" calcext:value-type="float">
            <text:p>4.61290150237699</text:p>
          </table:table-cell>
          <table:table-cell office:value-type="float" office:value="250" calcext:value-type="float">
            <text:p>250</text:p>
          </table:table-cell>
          <table:table-cell table:style-name="ce20" office:value-type="string" calcext:value-type="string">
            <text:p>solid</text:p>
          </table:table-cell>
          <table:table-cell office:value-type="string" calcext:value-type="string">
            <text:p>solid since no need for throttling/reignition</text:p>
          </table:table-cell>
        </table:table-row>
        <table:table-row table:style-name="ro1">
          <table:table-cell table:style-name="ce12" office:value-type="string" calcext:value-type="string">
            <text:p>Totals</text:p>
          </table:table-cell>
          <table:table-cell table:style-name="ce12"/>
          <table:table-cell table:number-columns-repeated="3"/>
          <table:table-cell office:value-type="float" office:value="3591.3" calcext:value-type="float">
            <text:p>3591.3</text:p>
          </table:table-cell>
          <table:table-cell office:value-type="float" office:value="884.729457012787" calcext:value-type="float">
            <text:p>884.729457012787</text:p>
          </table:table-cell>
          <table:table-cell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-100 -100 200 200" svg:d="M100 0c0 18-5 35-13 50-9 15-22 28-37 37-15 8-32 13-50 13s-35-5-50-13c-15-9-28-22-37-37-8-15-13-32-13-50s5-35 13-50c9-15 22-28 37-37 15-8 32-13 50-13s35 5 50 13c15 9 28 22 37 37 8 15 13 32 13 5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-00-00</text:date>, <text:time style:data-style-name="N2" text:time-value="21:52:59.766401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9:20:12.329702782</meta:creation-date>
    <meta:generator>LibreOffice/24.8.6.1$Linux_X86_64 LibreOffice_project/480$Build-1</meta:generator>
    <dc:date>2025-04-01T22:10:34.715515637</dc:date>
    <meta:editing-duration>P1DT19H16M1S</meta:editing-duration>
    <meta:editing-cycles>21</meta:editing-cycles>
    <meta:document-statistic meta:table-count="2" meta:cell-count="387" meta:object-count="0"/>
  </office:meta>
</office:document-meta>
</file>